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3" style:parent-style-name="Normal" style:family="paragraph">
      <style:text-properties fo:font-weight="bold" style:font-weight-asian="bold" style:font-weight-complex="bold" fo:language="en" fo:country="GB"/>
    </style:style>
    <style:style style:name="TableColumn5" style:family="table-column">
      <style:table-column-properties style:column-width="2.5409in"/>
    </style:style>
    <style:style style:name="TableColumn6" style:family="table-column">
      <style:table-column-properties style:column-width="2.0145in"/>
    </style:style>
    <style:style style:name="TableColumn7" style:family="table-column">
      <style:table-column-properties style:column-width="1.7375in"/>
    </style:style>
    <style:style style:name="Table4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</style:style>
    <style:style style:name="T11" style:parent-style-name="Policepardéfaut" style:family="text">
      <style:text-properties fo:language="en" fo:country="GB"/>
    </style:style>
    <style:style style:name="TableCell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</style:style>
    <style:style style:name="T14" style:parent-style-name="Policepardéfaut" style:family="text">
      <style:text-properties fo:language="en" fo:country="GB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Policepardéfaut" style:family="text">
      <style:text-properties fo:language="en" fo:country="GB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Lienhypertexte" style:family="text">
      <style:text-properties fo:language="en" fo:country="GB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29" style:parent-style-name="Lienhypertexte" style:family="text">
      <style:text-properties fo:language="en" fo:country="GB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  <style:text-properties fo:language="en" fo:country="GB"/>
    </style:style>
    <style:style style:name="P32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36" style:parent-style-name="Lienhypertexte" style:family="text">
      <style:text-properties fo:language="en" fo:country="GB"/>
    </style:style>
    <style:style style:name="T37" style:parent-style-name="Lienhypertexte" style:family="text">
      <style:text-properties fo:language="en" fo:country="GB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45" style:parent-style-name="Lienhypertexte" style:family="text">
      <style:text-properties fo:language="en" fo:country="GB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fo:language="en" fo:country="GB"/>
    </style:style>
    <style:style style:name="P48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52" style:parent-style-name="Lienhypertexte" style:family="text">
      <style:text-properties fo:language="en" fo:country="GB"/>
    </style:style>
    <style:style style:name="T53" style:parent-style-name="Lienhypertexte" style:family="text">
      <style:text-properties fo:language="en" fo:country="GB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61" style:parent-style-name="Lienhypertexte" style:family="text">
      <style:text-properties fo:language="en" fo:country="GB"/>
    </style:style>
    <style:style style:name="T62" style:parent-style-name="Lienhypertexte" style:family="text">
      <style:text-properties fo:language="en" fo:country="GB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  <style:text-properties fo:language="en" fo:country="GB"/>
    </style:style>
    <style:style style:name="P65" style:parent-style-name="Normal" style:family="paragraph">
      <style:paragraph-properties fo:margin-bottom="0in" fo:line-height="100%"/>
      <style:text-properties fo:language="en" fo:country="GB"/>
    </style:style>
    <style:style style:name="P66" style:parent-style-name="Normal" style:family="paragraph">
      <style:text-properties fo:language="en" fo:country="GB"/>
    </style:style>
    <style:style style:name="P67" style:parent-style-name="Normal" style:family="paragraph">
      <style:text-properties fo:font-weight="bold" style:font-weight-asian="bold" style:font-weight-complex="bold" fo:language="en" fo:country="GB"/>
    </style:style>
    <style:style style:name="P68" style:parent-style-name="Normal" style:family="paragraph">
      <style:text-properties fo:language="en" fo:country="GB"/>
    </style:style>
    <style:style style:name="P69" style:parent-style-name="Normal" style:family="paragraph">
      <style:text-properties fo:language="en" fo:country="GB"/>
    </style:style>
    <style:style style:name="P70" style:parent-style-name="Normal" style:family="paragraph">
      <style:text-properties fo:language="en" fo:country="GB"/>
    </style:style>
    <style:style style:name="P71" style:parent-style-name="Normal" style:family="paragraph">
      <style:text-properties fo:language="en" fo:country="GB"/>
    </style:style>
    <style:style style:name="P72" style:parent-style-name="Normal" style:family="paragraph">
      <style:text-properties fo:language="en" fo:country="GB"/>
    </style:style>
    <style:style style:name="P73" style:parent-style-name="Normal" style:family="paragraph">
      <style:text-properties fo:language="en" fo:country="GB"/>
    </style:style>
    <style:style style:name="P74" style:parent-style-name="Normal" style:family="paragraph">
      <style:text-properties fo:language="en" fo:country="GB"/>
    </style:style>
    <style:style style:name="P75" style:parent-style-name="Normal" style:family="paragraph">
      <style:text-properties fo:language="en" fo:country="GB"/>
    </style:style>
    <style:style style:name="P76" style:parent-style-name="Normal" style:family="paragraph">
      <style:text-properties fo:font-weight="bold" style:font-weight-asian="bold" style:font-weight-complex="bold" fo:language="en" fo:country="GB"/>
    </style:style>
    <style:style style:name="T77" style:parent-style-name="Lienhypertexte" style:family="text">
      <style:text-properties fo:language="en" fo:country="GB"/>
    </style:style>
    <style:style style:name="T78" style:parent-style-name="Lienhypertexte" style:family="text">
      <style:text-properties fo:language="en" fo:country="GB"/>
    </style:style>
    <style:style style:name="T79" style:parent-style-name="Lienhypertexte" style:family="text">
      <style:text-properties fo:language="en" fo:country="GB"/>
    </style:style>
    <style:style style:name="T80" style:parent-style-name="Lienhypertexte" style:family="text">
      <style:text-properties fo:language="en" fo:country="GB"/>
    </style:style>
    <style:style style:name="P81" style:parent-style-name="Normal" style:family="paragraph">
      <style:text-properties fo:language="en" fo:country="GB"/>
    </style:style>
  </office:automatic-styles>
  <office:body>
    <office:text text:use-soft-page-breaks="true">
      <text:p text:style-name="P1">Topical Farm </text:p>
      <text:p text:style-name="P2"/>
      <text:p text:style-name="P3">Session :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1">u</text:span>sername</text:p>
          </table:table-cell>
          <table:table-cell table:style-name="TableCell12">
            <text:p text:style-name="P13"><text:span text:style-name="T14">p</text:span>assword</text:p>
          </table:table-cell>
          <table:table-cell table:style-name="TableCell15">
            <text:p text:style-name="P16"><text:span text:style-name="T17">a</text:span>bility</text:p>
          </table:table-cell>
        </table:table-row>
        <table:table-row table:style-name="TableRow18">
          <table:table-cell table:style-name="TableCell19">
            <text:p text:style-name="P20"><text:a xlink:href="mailto:user1@gmail.com" office:target-frame-name="_top" xlink:show="replace"><text:span text:style-name="T21">user1@gmail.com</text:span></text:a></text:p>
          </table:table-cell>
          <table:table-cell table:style-name="TableCell22">
            <text:p text:style-name="P23">1234</text:p>
          </table:table-cell>
          <table:table-cell table:style-name="TableCell24" table:number-rows-spanned="2">
            <text:p text:style-name="P25">Buy item, add information for paiement</text:p>
          </table:table-cell>
        </table:table-row>
        <table:table-row table:style-name="TableRow26">
          <table:table-cell table:style-name="TableCell27">
            <text:p text:style-name="P28"><text:a xlink:href="mailto:user2@gmail.com" office:target-frame-name="_top" xlink:show="replace"><text:span text:style-name="T29">user2@gmail.com</text:span></text:a></text:p>
          </table:table-cell>
          <table:table-cell table:style-name="TableCell30">
            <text:p text:style-name="P31">1234</text:p>
          </table:table-cell>
          <table:covered-table-cell>
            <text:p text:style-name="P32"/>
          </table:covered-table-cell>
        </table:table-row>
        <table:table-row table:style-name="TableRow33">
          <table:table-cell table:style-name="TableCell34">
            <text:p text:style-name="P35"><text:a xlink:href="mailto:seller1@gmail.com" office:target-frame-name="_top" xlink:show="replace"><text:span text:style-name="T36">s</text:span><text:span text:style-name="Lienhypertexte">eller1</text:span><text:span text:style-name="T37">@gmail.com</text:span></text:a></text:p>
          </table:table-cell>
          <table:table-cell table:style-name="TableCell38">
            <text:p text:style-name="P39">1234</text:p>
          </table:table-cell>
          <table:table-cell table:style-name="TableCell40" table:number-rows-spanned="2">
            <text:p text:style-name="P41">Buy item, sell item(in auction and buy it now)</text:p>
          </table:table-cell>
        </table:table-row>
        <table:table-row table:style-name="TableRow42">
          <table:table-cell table:style-name="TableCell43">
            <text:p text:style-name="P44"><text:a xlink:href="mailto:seller2@gmail.com" office:target-frame-name="_top" xlink:show="replace"><text:span text:style-name="T45">seller2@gmail.com</text:span></text:a></text:p>
          </table:table-cell>
          <table:table-cell table:style-name="TableCell46">
            <text:p text:style-name="P47">1234</text:p>
          </table:table-cell>
          <table:covered-table-cell>
            <text:p text:style-name="P48"/>
          </table:covered-table-cell>
        </table:table-row>
        <table:table-row table:style-name="TableRow49">
          <table:table-cell table:style-name="TableCell50">
            <text:p text:style-name="P51"><text:a xlink:href="mailto:marin.dudouet@gmail.com" office:target-frame-name="_top" xlink:show="replace"><text:span text:style-name="T52">m</text:span><text:span text:style-name="Lienhypertexte">arin.dudouet</text:span><text:span text:style-name="T53">@gmail.com</text:span></text:a></text:p>
          </table:table-cell>
          <table:table-cell table:style-name="TableCell54">
            <text:p text:style-name="P55">1234</text:p>
          </table:table-cell>
          <table:table-cell table:style-name="TableCell56" table:number-rows-spanned="2">
            <text:p text:style-name="P57">Buy item, delete item, delete user</text:p>
          </table:table-cell>
        </table:table-row>
        <table:table-row table:style-name="TableRow58">
          <table:table-cell table:style-name="TableCell59">
            <text:p text:style-name="P60"><text:a xlink:href="mailto:heloise.maiche@gmail.com" office:target-frame-name="_top" xlink:show="replace"><text:span text:style-name="T61">h</text:span><text:span text:style-name="Lienhypertexte">eloise.maiche</text:span><text:span text:style-name="T62">@gmail.com</text:span></text:a></text:p>
          </table:table-cell>
          <table:table-cell table:style-name="TableCell63">
            <text:p text:style-name="P64">1234</text:p>
          </table:table-cell>
          <table:covered-table-cell>
            <text:p text:style-name="P65"/>
          </table:covered-table-cell>
        </table:table-row>
      </table:table>
      <text:p text:style-name="P66"/>
      <text:p text:style-name="P67">Info :</text:p>
      <text:p text:style-name="P68">When you arrive on the site, you can browse it or log in directly. If you don't have an account, you can create one and choose a profile photo and background banner.</text:p>
      <text:p text:style-name="P69">For buyers, you can enter your payment details in<text:s/>my<text:s/>account section.</text:p>
      <text:p text:style-name="P70">After that you can choose items, add them to the basket within the limit available, a reminder on the stock will be made.<text:s/>If you log out of your session, the basket will be saved for the next time, but you can delete items directly from the basket.</text:p>
      <text:p text:style-name="P71">The bidding section allows you to enter bids that are registered in the database, but unfortunately it doesn't work much more than that.</text:p>
      <text:p text:style-name="P72">On product pages, you can use a filter to sort items in ascending or descending order.</text:p>
      <text:p text:style-name="P73">Administrators have access to the list of articles and the list of users and can delete users.</text:p>
      <text:p text:style-name="P74">Lastly, sellers can add items and provide information about them.</text:p>
      <text:p text:style-name="P75"/>
      <text:p text:style-name="P76">Source :</text:p>
      <text:p text:style-name="Normal"><text:a xlink:href="https://htmlcolorcodes.com/" office:target-frame-name="_top" xlink:show="replace"><text:span text:style-name="T77">https://htmlcolorcodes.com/</text:span></text:a></text:p>
      <text:p text:style-name="Normal"><text:a xlink:href="https://www.flaticon.com/" office:target-frame-name="_top" xlink:show="replace"><text:span text:style-name="T78">https://www.flaticon.com/</text:span></text:a></text:p>
      <text:p text:style-name="Normal"><text:a xlink:href="https://getbootstrap.com/" office:target-frame-name="_top" xlink:show="replace"><text:span text:style-name="T79">https://getbootstrap.com/</text:span></text:a></text:p>
      <text:p text:style-name="Normal"><text:a xlink:href="https://chat.openai.com/" office:target-frame-name="_top" xlink:show="replace"><text:span text:style-name="T80">https://chat.openai.com/</text:span></text:a></text:p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éloïse Maîche</meta:initial-creator>
    <dc:creator>Héloïse Maîche</dc:creator>
    <meta:creation-date>2023-07-20T07:42:00Z</meta:creation-date>
    <dc:date>2023-07-20T08:00:00Z</dc:date>
    <meta:template xlink:href="Normal.dotm" xlink:type="simple"/>
    <meta:editing-cycles>1</meta:editing-cycles>
    <meta:editing-duration>PT1080S</meta:editing-duration>
    <meta:document-statistic meta:page-count="1" meta:paragraph-count="3" meta:word-count="265" meta:character-count="1724" meta:row-count="12" meta:non-whitespace-character-count="1462"/>
  </office:meta>
</office:document-meta>
</file>